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AdvisorAdapterRegist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AdvisorAdapterRegistry.GlobalAdvisor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AdvisorAdapterRegist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